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fo="urn:oasis:names:tc:opendocument:xmlns:xsl-fo-compatible:1.0" xmlns:number="urn:oasis:names:tc:opendocument:xmlns:datastyle:1.0" xmlns:text="urn:oasis:names:tc:opendocument:xmlns:text:1.0" xmlns:table="urn:oasis:names:tc:opendocument:xmlns:table:1.0" office:version="1.0">
  <office:automatic-styles>
    <style:style style:name="keyimages-title" style:family="table-cell" style:parent-style-name="Default">
      <style:table-cell-properties fo:background-color="#d2f5b0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chronos-title" style:family="table-cell" style:parent-style-name="Default">
      <style:table-cell-properties fo:background-color="#c2dfff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track-title" style:family="table-cell" style:parent-style-name="Default">
      <style:table-cell-properties fo:background-color="#e3b7eb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data" style:family="table-cell" style:parent-style-name="Default">
      <style:table-cell-properties fo:border="0.002cm solid #000000"/>
    </style:style>
    <style:style style:name="header" style:family="table-cell" style:parent-style-name="Default">
      <style:table-cell-properties fo:background-color="#e8e8e8" fo:border="0.002cm solid #000000"/>
      <style:paragraph-properties fo:text-align="center" fo:margin-left="0cm"/>
    </style:style>
  </office:automatic-styles>
  <office:body>
    <office:spreadsheet>
      <table:table table:name="c1">
        <table:table-column/>
        <table:table-column/>
        <table:table-row>
          <table:table-cell>
            <text:p/>
          </table:table-cell>
        </table:table-row>
        <table:table-row>
          <table:table-cell table:style-name="track-title" table:number-columns-spanned="3">
            <text:p>Track</text:p>
          </table:table-cell>
        </table:table-row>
        <table:table-row>
          <table:table-cell table:style-name="header">
            <text:p>Label:</text:p>
          </table:table-cell>
          <table:table-cell table:style-name="data" table:number-columns-spanned="2">
            <text:p>Trajectory 1</text:p>
          </table:table-cell>
        </table:table-row>
        <table:table-row>
          <table:table-cell table:style-name="header" table:number-columns-spanned="3">
            <text:p>Coordinates (x,y: px; t:time)</text:p>
          </table:table-cell>
        </table:table-row>
        <table:table-row>
          <table:table-cell table:style-name="header">
            <text:p>x</text:p>
          </table:table-cell>
          <table:table-cell table:style-name="header">
            <text:p>y</text:p>
          </table:table-cell>
          <table:table-cell table:style-name="header">
            <text:p>t</text:p>
          </table:table-cell>
        </table:table-row>
        <table:table-row>
          <table:table-cell table:style-name="data" office:value-type="float" office:value="6.26">
            <text:p>6,26</text:p>
          </table:table-cell>
          <table:table-cell table:style-name="data" office:value-type="float" office:value="-74.82">
            <text:p>-74,82</text:p>
          </table:table-cell>
          <table:table-cell table:style-name="data">
            <text:p>0</text:p>
          </table:table-cell>
        </table:table-row>
        <table:table-row>
          <table:table-cell table:style-name="data" office:value-type="float" office:value="5.26">
            <text:p>5,26</text:p>
          </table:table-cell>
          <table:table-cell table:style-name="data" office:value-type="float" office:value="-74.82">
            <text:p>-74,82</text:p>
          </table:table-cell>
          <table:table-cell table:style-name="data">
            <text:p>1</text:p>
          </table:table-cell>
        </table:table-row>
        <table:table-row>
          <table:table-cell table:style-name="data" office:value-type="float" office:value="5.27">
            <text:p>5,27</text:p>
          </table:table-cell>
          <table:table-cell table:style-name="data" office:value-type="float" office:value="-75.75">
            <text:p>-75,75</text:p>
          </table:table-cell>
          <table:table-cell table:style-name="data">
            <text:p>2</text:p>
          </table:table-cell>
        </table:table-row>
        <table:table-row>
          <table:table-cell table:style-name="data" office:value-type="float" office:value="5.27">
            <text:p>5,27</text:p>
          </table:table-cell>
          <table:table-cell table:style-name="data" office:value-type="float" office:value="-75.69">
            <text:p>-75,69</text:p>
          </table:table-cell>
          <table:table-cell table:style-name="data">
            <text:p>3</text:p>
          </table:table-cell>
        </table:table-row>
        <table:table-row>
          <table:table-cell table:style-name="data" office:value-type="float" office:value="5.27">
            <text:p>5,27</text:p>
          </table:table-cell>
          <table:table-cell table:style-name="data" office:value-type="float" office:value="-74.69">
            <text:p>-74,69</text:p>
          </table:table-cell>
          <table:table-cell table:style-name="data">
            <text:p>4</text:p>
          </table:table-cell>
        </table:table-row>
        <table:table-row>
          <table:table-cell table:style-name="data" office:value-type="float" office:value="5.28">
            <text:p>5,28</text:p>
          </table:table-cell>
          <table:table-cell table:style-name="data" office:value-type="float" office:value="-74.69">
            <text:p>-74,69</text:p>
          </table:table-cell>
          <table:table-cell table:style-name="data">
            <text:p>5</text:p>
          </table:table-cell>
        </table:table-row>
        <table:table-row>
          <table:table-cell table:style-name="data" office:value-type="float" office:value="5.29">
            <text:p>5,29</text:p>
          </table:table-cell>
          <table:table-cell table:style-name="data" office:value-type="float" office:value="-75.62">
            <text:p>-75,62</text:p>
          </table:table-cell>
          <table:table-cell table:style-name="data">
            <text:p>6</text:p>
          </table:table-cell>
        </table:table-row>
        <table:table-row>
          <table:table-cell table:style-name="data" office:value-type="float" office:value="5.29">
            <text:p>5,29</text:p>
          </table:table-cell>
          <table:table-cell table:style-name="data" office:value-type="float" office:value="-75.56">
            <text:p>-75,56</text:p>
          </table:table-cell>
          <table:table-cell table:style-name="data">
            <text:p>7</text:p>
          </table:table-cell>
        </table:table-row>
        <table:table-row>
          <table:table-cell table:style-name="data" office:value-type="float" office:value="5.30">
            <text:p>5,30</text:p>
          </table:table-cell>
          <table:table-cell table:style-name="data" office:value-type="float" office:value="-74.56">
            <text:p>-74,56</text:p>
          </table:table-cell>
          <table:table-cell table:style-name="data">
            <text:p>8</text:p>
          </table:table-cell>
        </table:table-row>
        <table:table-row>
          <table:table-cell table:style-name="data" office:value-type="float" office:value="5.30">
            <text:p>5,30</text:p>
          </table:table-cell>
          <table:table-cell table:style-name="data" office:value-type="float" office:value="-74.56">
            <text:p>-74,56</text:p>
          </table:table-cell>
          <table:table-cell table:style-name="data">
            <text:p>9</text:p>
          </table:table-cell>
        </table:table-row>
        <table:table-row>
          <table:table-cell table:style-name="data" office:value-type="float" office:value="5.31">
            <text:p>5,31</text:p>
          </table:table-cell>
          <table:table-cell table:style-name="data" office:value-type="float" office:value="-75.50">
            <text:p>-75,50</text:p>
          </table:table-cell>
          <table:table-cell table:style-name="data">
            <text:p>10</text:p>
          </table:table-cell>
        </table:table-row>
        <table:table-row>
          <table:table-cell table:style-name="data" office:value-type="float" office:value="5.32">
            <text:p>5,32</text:p>
          </table:table-cell>
          <table:table-cell table:style-name="data" office:value-type="float" office:value="-75.44">
            <text:p>-75,44</text:p>
          </table:table-cell>
          <table:table-cell table:style-name="data">
            <text:p>11</text:p>
          </table:table-cell>
        </table:table-row>
        <table:table-row>
          <table:table-cell table:style-name="data" office:value-type="float" office:value="5.33">
            <text:p>5,33</text:p>
          </table:table-cell>
          <table:table-cell table:style-name="data" office:value-type="float" office:value="-74.44">
            <text:p>-74,44</text:p>
          </table:table-cell>
          <table:table-cell table:style-name="data">
            <text:p>12</text:p>
          </table:table-cell>
        </table:table-row>
        <table:table-row>
          <table:table-cell table:style-name="data" office:value-type="float" office:value="5.34">
            <text:p>5,34</text:p>
          </table:table-cell>
          <table:table-cell table:style-name="data" office:value-type="float" office:value="-74.44">
            <text:p>-74,44</text:p>
          </table:table-cell>
          <table:table-cell table:style-name="data">
            <text:p>13</text:p>
          </table:table-cell>
        </table:table-row>
        <table:table-row>
          <table:table-cell table:style-name="data" office:value-type="float" office:value="5.36">
            <text:p>5,36</text:p>
          </table:table-cell>
          <table:table-cell table:style-name="data" office:value-type="float" office:value="-75.38">
            <text:p>-75,38</text:p>
          </table:table-cell>
          <table:table-cell table:style-name="data">
            <text:p>14</text:p>
          </table:table-cell>
        </table:table-row>
        <table:table-row>
          <table:table-cell table:style-name="data" office:value-type="float" office:value="5.37">
            <text:p>5,37</text:p>
          </table:table-cell>
          <table:table-cell table:style-name="data" office:value-type="float" office:value="-75.31">
            <text:p>-75,31</text:p>
          </table:table-cell>
          <table:table-cell table:style-name="data">
            <text:p>15</text:p>
          </table:table-cell>
        </table:table-row>
        <table:table-row>
          <table:table-cell table:style-name="data" office:value-type="float" office:value="5.38">
            <text:p>5,38</text:p>
          </table:table-cell>
          <table:table-cell table:style-name="data" office:value-type="float" office:value="-74.31">
            <text:p>-74,31</text:p>
          </table:table-cell>
          <table:table-cell table:style-name="data">
            <text:p>16</text:p>
          </table:table-cell>
        </table:table-row>
        <table:table-row>
          <table:table-cell table:style-name="data" office:value-type="float" office:value="5.39">
            <text:p>5,39</text:p>
          </table:table-cell>
          <table:table-cell table:style-name="data" office:value-type="float" office:value="-74.31">
            <text:p>-74,31</text:p>
          </table:table-cell>
          <table:table-cell table:style-name="data">
            <text:p>17</text:p>
          </table:table-cell>
        </table:table-row>
        <table:table-row>
          <table:table-cell table:style-name="data" office:value-type="float" office:value="5.41">
            <text:p>5,41</text:p>
          </table:table-cell>
          <table:table-cell table:style-name="data" office:value-type="float" office:value="-75.25">
            <text:p>-75,25</text:p>
          </table:table-cell>
          <table:table-cell table:style-name="data">
            <text:p>18</text:p>
          </table:table-cell>
        </table:table-row>
        <table:table-row>
          <table:table-cell table:style-name="data" office:value-type="float" office:value="5.42">
            <text:p>5,42</text:p>
          </table:table-cell>
          <table:table-cell table:style-name="data" office:value-type="float" office:value="-75.19">
            <text:p>-75,19</text:p>
          </table:table-cell>
          <table:table-cell table:style-name="data">
            <text:p>19</text:p>
          </table:table-cell>
        </table:table-row>
        <table:table-row>
          <table:table-cell table:style-name="data" office:value-type="float" office:value="5.43">
            <text:p>5,43</text:p>
          </table:table-cell>
          <table:table-cell table:style-name="data" office:value-type="float" office:value="-74.19">
            <text:p>-74,19</text:p>
          </table:table-cell>
          <table:table-cell table:style-name="data">
            <text:p>20</text:p>
          </table:table-cell>
        </table:table-row>
        <table:table-row>
          <table:table-cell table:style-name="data" office:value-type="float" office:value="5.45">
            <text:p>5,45</text:p>
          </table:table-cell>
          <table:table-cell table:style-name="data" office:value-type="float" office:value="-74.19">
            <text:p>-74,19</text:p>
          </table:table-cell>
          <table:table-cell table:style-name="data">
            <text:p>21</text:p>
          </table:table-cell>
        </table:table-row>
        <table:table-row>
          <table:table-cell table:style-name="data" office:value-type="float" office:value="5.46">
            <text:p>5,46</text:p>
          </table:table-cell>
          <table:table-cell table:style-name="data" office:value-type="float" office:value="-75.13">
            <text:p>-75,13</text:p>
          </table:table-cell>
          <table:table-cell table:style-name="data">
            <text:p>22</text:p>
          </table:table-cell>
        </table:table-row>
        <table:table-row>
          <table:table-cell table:style-name="data" office:value-type="float" office:value="5.47">
            <text:p>5,47</text:p>
          </table:table-cell>
          <table:table-cell table:style-name="data" office:value-type="float" office:value="-75.07">
            <text:p>-75,07</text:p>
          </table:table-cell>
          <table:table-cell table:style-name="data">
            <text:p>23</text:p>
          </table:table-cell>
        </table:table-row>
        <table:table-row>
          <table:table-cell table:style-name="data" office:value-type="float" office:value="5.49">
            <text:p>5,49</text:p>
          </table:table-cell>
          <table:table-cell table:style-name="data" office:value-type="float" office:value="-74.07">
            <text:p>-74,07</text:p>
          </table:table-cell>
          <table:table-cell table:style-name="data">
            <text:p>24</text:p>
          </table:table-cell>
        </table:table-row>
        <table:table-row>
          <table:table-cell table:style-name="data" office:value-type="float" office:value="5.50">
            <text:p>5,50</text:p>
          </table:table-cell>
          <table:table-cell table:style-name="data" office:value-type="float" office:value="-74.07">
            <text:p>-74,07</text:p>
          </table:table-cell>
          <table:table-cell table:style-name="data">
            <text:p>25</text:p>
          </table:table-cell>
        </table:table-row>
        <table:table-row>
          <table:table-cell table:style-name="data" office:value-type="float" office:value="5.52">
            <text:p>5,52</text:p>
          </table:table-cell>
          <table:table-cell table:style-name="data" office:value-type="float" office:value="-75.01">
            <text:p>-75,01</text:p>
          </table:table-cell>
          <table:table-cell table:style-name="data">
            <text:p>26</text:p>
          </table:table-cell>
        </table:table-row>
        <table:table-row>
          <table:table-cell table:style-name="data" office:value-type="float" office:value="5.53">
            <text:p>5,53</text:p>
          </table:table-cell>
          <table:table-cell table:style-name="data" office:value-type="float" office:value="-74.95">
            <text:p>-74,95</text:p>
          </table:table-cell>
          <table:table-cell table:style-name="data">
            <text:p>27</text:p>
          </table:table-cell>
        </table:table-row>
        <table:table-row>
          <table:table-cell table:style-name="data" office:value-type="float" office:value="5.55">
            <text:p>5,55</text:p>
          </table:table-cell>
          <table:table-cell table:style-name="data" office:value-type="float" office:value="-74.96">
            <text:p>-74,96</text:p>
          </table:table-cell>
          <table:table-cell table:style-name="data">
            <text:p>28</text:p>
          </table:table-cell>
        </table:table-row>
        <table:table-row>
          <table:table-cell table:style-name="data" office:value-type="float" office:value="5.57">
            <text:p>5,57</text:p>
          </table:table-cell>
          <table:table-cell table:style-name="data" office:value-type="float" office:value="-74.96">
            <text:p>-74,96</text:p>
          </table:table-cell>
          <table:table-cell table:style-name="data">
            <text:p>29</text:p>
          </table:table-cell>
        </table:table-row>
        <table:table-row>
          <table:table-cell table:style-name="data" office:value-type="float" office:value="5.58">
            <text:p>5,58</text:p>
          </table:table-cell>
          <table:table-cell table:style-name="data" office:value-type="float" office:value="-75.90">
            <text:p>-75,90</text:p>
          </table:table-cell>
          <table:table-cell table:style-name="data">
            <text:p>30</text:p>
          </table:table-cell>
        </table:table-row>
        <table:table-row>
          <table:table-cell table:style-name="data" office:value-type="float" office:value="5.60">
            <text:p>5,60</text:p>
          </table:table-cell>
          <table:table-cell table:style-name="data" office:value-type="float" office:value="-75.84">
            <text:p>-75,84</text:p>
          </table:table-cell>
          <table:table-cell table:style-name="data">
            <text:p>31</text:p>
          </table:table-cell>
        </table:table-row>
        <table:table-row>
          <table:table-cell table:style-name="data" office:value-type="float" office:value="5.62">
            <text:p>5,62</text:p>
          </table:table-cell>
          <table:table-cell table:style-name="data" office:value-type="float" office:value="-74.85">
            <text:p>-74,85</text:p>
          </table:table-cell>
          <table:table-cell table:style-name="data">
            <text:p>32</text:p>
          </table:table-cell>
        </table:table-row>
        <table:table-row>
          <table:table-cell table:style-name="data" office:value-type="float" office:value="5.63">
            <text:p>5,63</text:p>
          </table:table-cell>
          <table:table-cell table:style-name="data" office:value-type="float" office:value="-74.85">
            <text:p>-74,85</text:p>
          </table:table-cell>
          <table:table-cell table:style-name="data">
            <text:p>33</text:p>
          </table:table-cell>
        </table:table-row>
        <table:table-row>
          <table:table-cell table:style-name="data" office:value-type="float" office:value="5.65">
            <text:p>5,65</text:p>
          </table:table-cell>
          <table:table-cell table:style-name="data" office:value-type="float" office:value="-75.80">
            <text:p>-75,80</text:p>
          </table:table-cell>
          <table:table-cell table:style-name="data">
            <text:p>34</text:p>
          </table:table-cell>
        </table:table-row>
        <table:table-row>
          <table:table-cell table:style-name="data" office:value-type="float" office:value="5.66">
            <text:p>5,66</text:p>
          </table:table-cell>
          <table:table-cell table:style-name="data" office:value-type="float" office:value="-75.74">
            <text:p>-75,74</text:p>
          </table:table-cell>
          <table:table-cell table:style-name="data">
            <text:p>35</text:p>
          </table:table-cell>
        </table:table-row>
        <table:table-row>
          <table:table-cell table:style-name="data" office:value-type="float" office:value="5.67">
            <text:p>5,67</text:p>
          </table:table-cell>
          <table:table-cell table:style-name="data" office:value-type="float" office:value="-74.74">
            <text:p>-74,74</text:p>
          </table:table-cell>
          <table:table-cell table:style-name="data">
            <text:p>36</text:p>
          </table:table-cell>
        </table:table-row>
        <table:table-row>
          <table:table-cell table:style-name="data" office:value-type="float" office:value="5.69">
            <text:p>5,69</text:p>
          </table:table-cell>
          <table:table-cell table:style-name="data" office:value-type="float" office:value="-74.75">
            <text:p>-74,75</text:p>
          </table:table-cell>
          <table:table-cell table:style-name="data">
            <text:p>37</text:p>
          </table:table-cell>
        </table:table-row>
        <table:table-row>
          <table:table-cell table:style-name="data" office:value-type="float" office:value="5.70">
            <text:p>5,70</text:p>
          </table:table-cell>
          <table:table-cell table:style-name="data" office:value-type="float" office:value="-75.69">
            <text:p>-75,69</text:p>
          </table:table-cell>
          <table:table-cell table:style-name="data">
            <text:p>38</text:p>
          </table:table-cell>
        </table:table-row>
        <table:table-row>
          <table:table-cell table:style-name="data" office:value-type="float" office:value="5.71">
            <text:p>5,71</text:p>
          </table:table-cell>
          <table:table-cell table:style-name="data" office:value-type="float" office:value="-75.63">
            <text:p>-75,63</text:p>
          </table:table-cell>
          <table:table-cell table:style-name="data">
            <text:p>39</text:p>
          </table:table-cell>
        </table:table-row>
        <table:table-row>
          <table:table-cell table:style-name="data" office:value-type="float" office:value="5.73">
            <text:p>5,73</text:p>
          </table:table-cell>
          <table:table-cell table:style-name="data" office:value-type="float" office:value="-74.63">
            <text:p>-74,63</text:p>
          </table:table-cell>
          <table:table-cell table:style-name="data">
            <text:p>40</text:p>
          </table:table-cell>
        </table:table-row>
        <table:table-row>
          <table:table-cell table:style-name="data" office:value-type="float" office:value="5.74">
            <text:p>5,74</text:p>
          </table:table-cell>
          <table:table-cell table:style-name="data" office:value-type="float" office:value="-74.64">
            <text:p>-74,64</text:p>
          </table:table-cell>
          <table:table-cell table:style-name="data">
            <text:p>41</text:p>
          </table:table-cell>
        </table:table-row>
        <table:table-row>
          <table:table-cell table:style-name="data" office:value-type="float" office:value="10.74">
            <text:p>10,74</text:p>
          </table:table-cell>
          <table:table-cell table:style-name="data" office:value-type="float" office:value="-73.65">
            <text:p>-73,65</text:p>
          </table:table-cell>
          <table:table-cell table:style-name="data">
            <text:p>42</text:p>
          </table:table-cell>
        </table:table-row>
        <table:table-row>
          <table:table-cell table:style-name="data" office:value-type="float" office:value="22.74">
            <text:p>22,74</text:p>
          </table:table-cell>
          <table:table-cell table:style-name="data" office:value-type="float" office:value="-69.65">
            <text:p>-69,65</text:p>
          </table:table-cell>
          <table:table-cell table:style-name="data">
            <text:p>43</text:p>
          </table:table-cell>
        </table:table-row>
        <table:table-row>
          <table:table-cell table:style-name="data" office:value-type="float" office:value="34.74">
            <text:p>34,74</text:p>
          </table:table-cell>
          <table:table-cell table:style-name="data" office:value-type="float" office:value="-64.67">
            <text:p>-64,67</text:p>
          </table:table-cell>
          <table:table-cell table:style-name="data">
            <text:p>44</text:p>
          </table:table-cell>
        </table:table-row>
        <table:table-row>
          <table:table-cell table:style-name="data" office:value-type="float" office:value="46.74">
            <text:p>46,74</text:p>
          </table:table-cell>
          <table:table-cell table:style-name="data" office:value-type="float" office:value="-60.68">
            <text:p>-60,68</text:p>
          </table:table-cell>
          <table:table-cell table:style-name="data">
            <text:p>45</text:p>
          </table:table-cell>
        </table:table-row>
        <table:table-row>
          <table:table-cell table:style-name="data" office:value-type="float" office:value="58.74">
            <text:p>58,74</text:p>
          </table:table-cell>
          <table:table-cell table:style-name="data" office:value-type="float" office:value="-55.68">
            <text:p>-55,68</text:p>
          </table:table-cell>
          <table:table-cell table:style-name="data">
            <text:p>46</text:p>
          </table:table-cell>
        </table:table-row>
        <table:table-row>
          <table:table-cell table:style-name="data" office:value-type="float" office:value="70.74">
            <text:p>70,74</text:p>
          </table:table-cell>
          <table:table-cell table:style-name="data" office:value-type="float" office:value="-49.67">
            <text:p>-49,67</text:p>
          </table:table-cell>
          <table:table-cell table:style-name="data">
            <text:p>47</text:p>
          </table:table-cell>
        </table:table-row>
        <table:table-row>
          <table:table-cell table:style-name="data" office:value-type="float" office:value="83.74">
            <text:p>83,74</text:p>
          </table:table-cell>
          <table:table-cell table:style-name="data" office:value-type="float" office:value="-42.69">
            <text:p>-42,69</text:p>
          </table:table-cell>
          <table:table-cell table:style-name="data">
            <text:p>48</text:p>
          </table:table-cell>
        </table:table-row>
        <table:table-row>
          <table:table-cell table:style-name="data" office:value-type="float" office:value="95.75">
            <text:p>95,75</text:p>
          </table:table-cell>
          <table:table-cell table:style-name="data" office:value-type="float" office:value="-36.70">
            <text:p>-36,70</text:p>
          </table:table-cell>
          <table:table-cell table:style-name="data">
            <text:p>49</text:p>
          </table:table-cell>
        </table:table-row>
        <table:table-row>
          <table:table-cell table:style-name="data" office:value-type="float" office:value="109.75">
            <text:p>109,75</text:p>
          </table:table-cell>
          <table:table-cell table:style-name="data" office:value-type="float" office:value="-31.69">
            <text:p>-31,69</text:p>
          </table:table-cell>
          <table:table-cell table:style-name="data">
            <text:p>50</text:p>
          </table:table-cell>
        </table:table-row>
        <table:table-row>
          <table:table-cell table:style-name="data" office:value-type="float" office:value="121.75">
            <text:p>121,75</text:p>
          </table:table-cell>
          <table:table-cell table:style-name="data" office:value-type="float" office:value="-25.67">
            <text:p>-25,67</text:p>
          </table:table-cell>
          <table:table-cell table:style-name="data">
            <text:p>51</text:p>
          </table:table-cell>
        </table:table-row>
        <table:table-row>
          <table:table-cell table:style-name="data" office:value-type="float" office:value="136.75">
            <text:p>136,75</text:p>
          </table:table-cell>
          <table:table-cell table:style-name="data" office:value-type="float" office:value="-18.68">
            <text:p>-18,68</text:p>
          </table:table-cell>
          <table:table-cell table:style-name="data">
            <text:p>52</text:p>
          </table:table-cell>
        </table:table-row>
        <table:table-row>
          <table:table-cell table:style-name="data" office:value-type="float" office:value="148.75">
            <text:p>148,75</text:p>
          </table:table-cell>
          <table:table-cell table:style-name="data" office:value-type="float" office:value="-12.68">
            <text:p>-12,68</text:p>
          </table:table-cell>
          <table:table-cell table:style-name="data">
            <text:p>53</text:p>
          </table:table-cell>
        </table:table-row>
        <table:table-row>
          <table:table-cell table:style-name="data" office:value-type="float" office:value="161.75">
            <text:p>161,75</text:p>
          </table:table-cell>
          <table:table-cell table:style-name="data" office:value-type="float" office:value="-7.68">
            <text:p>-7,68</text:p>
          </table:table-cell>
          <table:table-cell table:style-name="data">
            <text:p>54</text:p>
          </table:table-cell>
        </table:table-row>
        <table:table-row>
          <table:table-cell table:style-name="data" office:value-type="float" office:value="176.75">
            <text:p>176,75</text:p>
          </table:table-cell>
          <table:table-cell table:style-name="data" office:value-type="float" office:value="-1.69">
            <text:p>-1,69</text:p>
          </table:table-cell>
          <table:table-cell table:style-name="data">
            <text:p>55</text:p>
          </table:table-cell>
        </table:table-row>
        <table:table-row>
          <table:table-cell table:style-name="data" office:value-type="float" office:value="189.75">
            <text:p>189,75</text:p>
          </table:table-cell>
          <table:table-cell table:style-name="data" office:value-type="float" office:value="3.32">
            <text:p>3,32</text:p>
          </table:table-cell>
          <table:table-cell table:style-name="data">
            <text:p>56</text:p>
          </table:table-cell>
        </table:table-row>
        <table:table-row>
          <table:table-cell table:style-name="data" office:value-type="float" office:value="203.75">
            <text:p>203,75</text:p>
          </table:table-cell>
          <table:table-cell table:style-name="data" office:value-type="float" office:value="9.33">
            <text:p>9,33</text:p>
          </table:table-cell>
          <table:table-cell table:style-name="data">
            <text:p>57</text:p>
          </table:table-cell>
        </table:table-row>
        <table:table-row>
          <table:table-cell table:style-name="data" office:value-type="float" office:value="216.75">
            <text:p>216,75</text:p>
          </table:table-cell>
          <table:table-cell table:style-name="data" office:value-type="float" office:value="16.31">
            <text:p>16,31</text:p>
          </table:table-cell>
          <table:table-cell table:style-name="data">
            <text:p>58</text:p>
          </table:table-cell>
        </table:table-row>
        <table:table-row>
          <table:table-cell table:style-name="data" office:value-type="float" office:value="229.75">
            <text:p>229,75</text:p>
          </table:table-cell>
          <table:table-cell table:style-name="data" office:value-type="float" office:value="20.32">
            <text:p>20,32</text:p>
          </table:table-cell>
          <table:table-cell table:style-name="data">
            <text:p>59</text:p>
          </table:table-cell>
        </table:table-row>
        <table:table-row>
          <table:table-cell table:style-name="data" office:value-type="float" office:value="241.75">
            <text:p>241,75</text:p>
          </table:table-cell>
          <table:table-cell table:style-name="data" office:value-type="float" office:value="25.33">
            <text:p>25,33</text:p>
          </table:table-cell>
          <table:table-cell table:style-name="data">
            <text:p>60</text:p>
          </table:table-cell>
        </table:table-row>
        <table:table-row>
          <table:table-cell table:style-name="data" office:value-type="float" office:value="254.75">
            <text:p>254,75</text:p>
          </table:table-cell>
          <table:table-cell table:style-name="data" office:value-type="float" office:value="31.32">
            <text:p>31,32</text:p>
          </table:table-cell>
          <table:table-cell table:style-name="data">
            <text:p>61</text:p>
          </table:table-cell>
        </table:table-row>
        <table:table-row>
          <table:table-cell table:style-name="data" office:value-type="float" office:value="267.75">
            <text:p>267,75</text:p>
          </table:table-cell>
          <table:table-cell table:style-name="data" office:value-type="float" office:value="36.32">
            <text:p>36,32</text:p>
          </table:table-cell>
          <table:table-cell table:style-name="data">
            <text:p>62</text:p>
          </table:table-cell>
        </table:table-row>
        <table:table-row>
          <table:table-cell table:style-name="data" office:value-type="float" office:value="276.75">
            <text:p>276,75</text:p>
          </table:table-cell>
          <table:table-cell table:style-name="data" office:value-type="float" office:value="40.32">
            <text:p>40,32</text:p>
          </table:table-cell>
          <table:table-cell table:style-name="data">
            <text:p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1"/>
</file>

<file path=meta.xml><?xml version="1.0" encoding="utf-8"?>
<office:document-meta xmlns:office="urn:oasis:names:tc:opendocument:xmlns:office:1.0" office:version="1.1"/>
</file>